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c4c4c" loext:opacity="100%" fo:font-size="40pt" style:text-underline-style="none" officeooo:rsid="001725b7" officeooo:paragraph-rsid="001725b7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color="#4c4c4c" loext:opacity="100%" fo:font-size="14pt" style:text-underline-style="none" officeooo:rsid="001725b7" officeooo:paragraph-rsid="001725b7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officeooo:rsid="0017aa94" officeooo:paragraph-rsid="0017aa94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0e2777"/>
    </style:style>
    <style:style style:name="P11" style:family="paragraph" style:parent-style-name="Heading_20_1">
      <style:text-properties fo:color="#000000" loext:opacity="100%"/>
    </style:style>
    <style:style style:name="P12" style:family="paragraph" style:parent-style-name="Heading_20_1">
      <style:text-properties fo:color="#000000" loext:opacity="100%" officeooo:paragraph-rsid="002d2627"/>
    </style:style>
    <style:style style:name="P13" style:family="paragraph" style:parent-style-name="Heading_20_1" style:list-style-name="">
      <style:text-properties fo:color="#000000" loext:opacity="100%" officeooo:paragraph-rsid="002d2627"/>
    </style:style>
    <style:style style:name="P14" style:family="paragraph" style:parent-style-name="Heading_20_2">
      <style:text-properties fo:color="#000000" loext:opacity="100%"/>
    </style:style>
    <style:style style:name="P15" style:family="paragraph" style:parent-style-name="Heading_20_2">
      <style:text-properties fo:color="#000000" loext:opacity="100%" officeooo:rsid="000d20d4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color="#4c4c4c" loext:opacity="100%" style:text-underline-style="none"/>
    </style:style>
    <style:style style:name="P18" style:family="paragraph" style:parent-style-name="Standard" style:list-style-name="L1">
      <style:text-properties fo:color="#4c4c4c" loext:opacity="100%" style:text-underline-style="none" officeooo:rsid="001e8052" officeooo:paragraph-rsid="001e8052"/>
    </style:style>
    <style:style style:name="P19" style:family="paragraph" style:parent-style-name="Standard" style:list-style-name="L1">
      <style:text-properties fo:color="#4c4c4c" loext:opacity="100%" style:text-underline-style="none" officeooo:rsid="001e42ca" officeooo:paragraph-rsid="001e42ca"/>
    </style:style>
    <style:style style:name="P20" style:family="paragraph" style:parent-style-name="Standard" style:list-style-name="L1">
      <style:text-properties fo:color="#000000" loext:opacity="100%" style:text-underline-style="none" officeooo:rsid="00191e9b" officeooo:paragraph-rsid="00191e9b"/>
    </style:style>
    <style:style style:name="P21" style:family="paragraph" style:parent-style-name="Standard" style:list-style-name="L1">
      <style:text-properties fo:color="#000000" loext:opacity="100%" style:text-underline-style="none" officeooo:paragraph-rsid="00191e9b"/>
    </style:style>
    <style:style style:name="P22" style:family="paragraph" style:parent-style-name="Standard" style:list-style-name="L1">
      <style:text-properties fo:color="#000000" loext:opacity="100%" style:text-underline-style="none"/>
    </style:style>
    <style:style style:name="P23" style:family="paragraph" style:parent-style-name="Standard" style:list-style-name="L1">
      <style:text-properties fo:color="#000000" loext:opacity="100%" style:text-underline-style="none" officeooo:rsid="001e42ca" officeooo:paragraph-rsid="001e42ca"/>
    </style:style>
    <style:style style:name="P24" style:family="paragraph" style:parent-style-name="Standard" style:list-style-name="L5">
      <style:text-properties fo:color="#000000" loext:opacity="100%" style:text-underline-style="none" officeooo:paragraph-rsid="000e2777"/>
    </style:style>
    <style:style style:name="P25" style:family="paragraph" style:parent-style-name="Standard" style:list-style-name="L11">
      <style:text-properties fo:color="#000000" loext:opacity="100%" style:text-underline-style="none" officeooo:paragraph-rsid="003855d6"/>
    </style:style>
    <style:style style:name="P26" style:family="paragraph" style:parent-style-name="Standard" style:list-style-name="L11">
      <style:text-properties fo:color="#000000" loext:opacity="100%" style:text-underline-style="none" officeooo:rsid="003757e8" officeooo:paragraph-rsid="003757e8"/>
    </style:style>
    <style:style style:name="P27" style:family="paragraph" style:parent-style-name="Standard" style:list-style-name="L6">
      <style:text-properties fo:color="#000000" loext:opacity="100%" officeooo:paragraph-rsid="002d2627"/>
    </style:style>
    <style:style style:name="P28" style:family="paragraph" style:parent-style-name="Standard" style:list-style-name="L6">
      <style:text-properties fo:color="#000000" loext:opacity="100%" fo:font-weight="normal" officeooo:paragraph-rsid="002d2627" style:font-weight-asian="normal" style:font-weight-complex="normal"/>
    </style:style>
    <style:style style:name="P29" style:family="paragraph" style:parent-style-name="Standard" style:list-style-name="L11">
      <style:text-properties fo:color="#000000" loext:opacity="100%" officeooo:rsid="003561af" officeooo:paragraph-rsid="003855d6"/>
    </style:style>
    <style:style style:name="P30" style:family="paragraph" style:parent-style-name="Text_20_body">
      <style:paragraph-properties fo:text-align="center" style:justify-single-word="false"/>
      <style:text-properties officeooo:paragraph-rsid="0017aa94"/>
    </style:style>
    <style:style style:name="P31" style:family="paragraph" style:parent-style-name="Text_20_body" style:list-style-name="L7">
      <style:text-properties officeooo:rsid="00312ff3" officeooo:paragraph-rsid="00312ff3"/>
    </style:style>
    <style:style style:name="P32" style:family="paragraph" style:parent-style-name="Text_20_body" style:list-style-name="L7">
      <style:text-properties officeooo:rsid="00312ff3" officeooo:paragraph-rsid="0032dd41"/>
    </style:style>
    <style:style style:name="P33" style:family="paragraph" style:parent-style-name="Text_20_body" style:list-style-name="L7">
      <style:text-properties officeooo:rsid="00342df0" officeooo:paragraph-rsid="00342df0"/>
    </style:style>
    <style:style style:name="P34" style:family="paragraph" style:parent-style-name="Text_20_body" style:list-style-name="L9" style:master-page-name="">
      <loext:graphic-properties draw:fill="none"/>
      <style:paragraph-properties fo:margin-top="0in" fo:margin-bottom="0.0972in" style:contextual-spacing="false" fo:line-height="120%" style:page-number="auto" fo:background-color="transparent"/>
      <style:text-properties officeooo:rsid="0034efb3" officeooo:paragraph-rsid="0034efb3"/>
    </style:style>
    <style:style style:name="P35" style:family="paragraph" style:parent-style-name="Text_20_body" style:list-style-name="L9">
      <loext:graphic-properties draw:fill="none"/>
      <style:paragraph-properties fo:margin-top="0in" fo:margin-bottom="0.0972in" style:contextual-spacing="false" fo:line-height="120%" fo:background-color="transparent"/>
      <style:text-properties officeooo:rsid="0034efb3" officeooo:paragraph-rsid="0034efb3"/>
    </style:style>
    <style:style style:name="P36" style:family="paragraph" style:parent-style-name="Text_20_body" style:list-style-name="L10">
      <style:text-properties officeooo:rsid="0034efb3" officeooo:paragraph-rsid="0034efb3"/>
    </style:style>
    <style:style style:name="P37" style:family="paragraph" style:parent-style-name="Text_20_body" style:list-style-name="L10">
      <style:text-properties officeooo:rsid="003561af" officeooo:paragraph-rsid="003561af"/>
    </style:style>
    <style:style style:name="P38" style:family="paragraph" style:parent-style-name="Text_20_body" style:list-style-name="L10">
      <style:text-properties officeooo:rsid="003757e8" officeooo:paragraph-rsid="003757e8"/>
    </style:style>
    <style:style style:name="P39" style:family="paragraph" style:parent-style-name="Text_20_body" style:list-style-name="L11"/>
    <style:style style:name="P40" style:family="paragraph" style:parent-style-name="Text_20_body" style:list-style-name="L11">
      <style:text-properties fo:color="#000000" loext:opacity="100%"/>
    </style:style>
    <style:style style:name="P41" style:family="paragraph" style:parent-style-name="Text_20_body" style:list-style-name="L11">
      <style:text-properties fo:color="#000000" loext:opacity="100%" style:text-underline-style="none" officeooo:rsid="003561af" officeooo:paragraph-rsid="003855d6"/>
    </style:style>
    <style:style style:name="P42" style:family="paragraph" style:parent-style-name="Text_20_body" style:list-style-name="L11">
      <style:text-properties fo:color="#000000" loext:opacity="100%" officeooo:rsid="003757e8" officeooo:paragraph-rsid="003757e8"/>
    </style:style>
    <style:style style:name="T1" style:family="text">
      <style:text-properties officeooo:rsid="000e2777"/>
    </style:style>
    <style:style style:name="T2" style:family="text">
      <style:text-properties style:text-underline-style="none"/>
    </style:style>
    <style:style style:name="T3" style:family="text">
      <style:text-properties fo:color="#4c4c4c" loext:opacity="100%"/>
    </style:style>
    <style:style style:name="T4" style:family="text">
      <style:text-properties fo:color="#4c4c4c" loext:opacity="100%" style:text-underline-style="none"/>
    </style:style>
    <style:style style:name="T5" style:family="text">
      <style:text-properties fo:color="#4c4c4c" loext:opacity="100%" fo:font-weight="normal" style:font-weight-asian="normal" style:font-weight-complex="normal"/>
    </style:style>
    <style:style style:name="T6" style:family="text">
      <style:text-properties fo:color="#4c4c4c" loext:opacity="100%" fo:font-weight="normal" officeooo:rsid="00146a66" style:font-weight-asian="normal" style:font-weight-complex="normal"/>
    </style:style>
    <style:style style:name="T7" style:family="text">
      <style:text-properties fo:color="#4c4c4c" loext:opacity="100%" officeooo:rsid="00254459"/>
    </style:style>
    <style:style style:name="T8" style:family="text">
      <style:text-properties officeooo:rsid="00130b0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4459" style:font-weight-asian="normal" style:font-weight-complex="normal"/>
    </style:style>
    <style:style style:name="T11" style:family="text">
      <style:text-properties officeooo:rsid="00245309"/>
    </style:style>
    <style:style style:name="T12" style:family="text">
      <style:text-properties officeooo:rsid="00254459"/>
    </style:style>
    <style:style style:name="T13" style:family="text">
      <style:text-properties officeooo:rsid="002659a2"/>
    </style:style>
    <style:style style:name="T14" style:family="text">
      <style:text-properties style:font-name="Liberation Sans" fo:font-size="28pt" fo:font-weight="bold" officeooo:rsid="00303fa6" style:font-name-asian="Microsoft YaHei" style:font-size-asian="28pt" style:font-weight-asian="bold" style:font-name-complex="Arial" style:font-size-complex="28pt" style:font-weight-complex="bold"/>
    </style:style>
    <style:style style:name="T15" style:family="text">
      <style:text-properties officeooo:rsid="0017aa94"/>
    </style:style>
    <style:style style:name="T16" style:family="text">
      <style:text-properties officeooo:rsid="0032dd41"/>
    </style:style>
    <style:style style:name="T17" style:family="text">
      <style:text-properties officeooo:rsid="000d20d4"/>
    </style:style>
    <style:style style:name="T18" style:family="text">
      <style:text-properties officeooo:rsid="003855d6"/>
    </style:style>
    <style:style style:name="T19" style:family="text">
      <style:text-properties officeooo:rsid="003aca84"/>
    </style:style>
    <style:style style:name="T20" style:family="text">
      <style:text-properties fo:color="#000000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Title"><text:span text:style-name="T14">Ember Kernel</text:span> Development List</text:p>
      <text:p text:style-name="P30"><text:span text:style-name="T15">by</text:span></text:p>
      <text:p text:style-name="P3">Apollo Demetrious Sharpe, Sr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7"><text:a xlink:type="simple" xlink:href="#__RefHeading___Toc386_93331469" text:style-name="Index_20_Link" text:visited-style-name="Index_20_Link">Kernelspace<text:tab/>3</text:a></text:p>
          <text:p text:style-name="P8"><text:a xlink:type="simple" xlink:href="#__RefHeading___Toc388_93331469" text:style-name="Index_20_Link" text:visited-style-name="Index_20_Link">Kernel<text:tab/>3</text:a></text:p>
          <text:p text:style-name="P8"><text:a xlink:type="simple" xlink:href="#__RefHeading___Toc2593_4245547002" text:style-name="Index_20_Link" text:visited-style-name="Index_20_Link">Kernel Base<text:tab/>3</text:a></text:p>
          <text:p text:style-name="P8"><text:a xlink:type="simple" xlink:href="#__RefHeading___Toc2595_4245547002" text:style-name="Index_20_Link" text:visited-style-name="Index_20_Link">Kernel Mid<text:tab/>3</text:a></text:p>
          <text:p text:style-name="P8"><text:a xlink:type="simple" xlink:href="#__RefHeading___Toc2597_4245547002" text:style-name="Index_20_Link" text:visited-style-name="Index_20_Link">Kernel Upper<text:tab/>3</text:a></text:p>
          <text:p text:style-name="P8"><text:a xlink:type="simple" xlink:href="#__RefHeading___Toc392_93331469" text:style-name="Index_20_Link" text:visited-style-name="Index_20_Link">Busmanagers<text:tab/>4</text:a></text:p>
          <text:p text:style-name="P8"><text:a xlink:type="simple" xlink:href="#__RefHeading___Toc394_93331469" text:style-name="Index_20_Link" text:visited-style-name="Index_20_Link">Servicemanagers<text:tab/>4</text:a></text:p>
          <text:p text:style-name="P8"><text:a xlink:type="simple" xlink:href="#__RefHeading___Toc396_93331469" text:style-name="Index_20_Link" text:visited-style-name="Index_20_Link">Filesystems<text:tab/>4</text:a></text:p>
          <text:p text:style-name="P8"><text:a xlink:type="simple" xlink:href="#__RefHeading___Toc398_93331469" text:style-name="Index_20_Link" text:visited-style-name="Index_20_Link">Devices<text:tab/>4</text:a></text:p>
          <text:p text:style-name="P7"><text:a xlink:type="simple" xlink:href="#__RefHeading___Toc414_93331469" text:style-name="Index_20_Link" text:visited-style-name="Index_20_Link">Bootloader<text:tab/>5</text:a></text:p>
          <text:p text:style-name="P8"><text:a xlink:type="simple" xlink:href="#__RefHeading___Toc416_93331469" text:style-name="Index_20_Link" text:visited-style-name="Index_20_Link">Grub<text:tab/>5</text:a></text:p>
          <text:p text:style-name="P7"><text:a xlink:type="simple" xlink:href="#__RefHeading___Toc1540_2095725399" text:style-name="Index_20_Link" text:visited-style-name="Index_20_Link">Directory Structure<text:tab/>5</text:a></text:p>
        </text:index-body>
      </text:table-of-content>
      <text:p text:style-name="P2"/>
      <text:h text:style-name="P10" text:outline-level="1"><text:bookmark-start text:name="__RefHeading___Toc386_93331469"/>Kernelspace<text:bookmark-end text:name="__RefHeading___Toc386_93331469"/></text:h>
      <text:h text:style-name="Heading_20_2" text:outline-level="2"><text:bookmark-start text:name="__RefHeading___Toc388_93331469"/>Kernel<text:bookmark-end text:name="__RefHeading___Toc388_93331469"/></text:h>
      <text:list xml:id="list3644501922" text:style-name="L7">
        <text:list-item>
          <text:p text:style-name="P31">Base – platform-specific</text:p>
          <text:list>
            <text:list-item>
              <text:p text:style-name="P31">Interface between kernel &amp; underlying hardware</text:p>
            </text:list-item>
            <text:list-item>
              <text:p text:style-name="P31">Mostly written in C, with assembly as necessary </text:p>
            </text:list-item>
          </text:list>
        </text:list-item>
        <text:list-item>
          <text:p text:style-name="P31">Mid – kernel primitive layer</text:p>
          <text:list>
            <text:list-item>
              <text:p text:style-name="P31">Foundational functions &amp; structures</text:p>
            </text:list-item>
            <text:list-item>
              <text:p text:style-name="P33">Isolated from system calls</text:p>
            </text:list-item>
            <text:list-item>
              <text:p text:style-name="P31">Written completely in C</text:p>
            </text:list-item>
          </text:list>
        </text:list-item>
        <text:list-item>
          <text:p text:style-name="P32">Upper – <text:span text:style-name="T16">kernel major systems</text:span></text:p>
          <text:list>
            <text:list-item>
              <text:p text:style-name="P33">Object-based subsystems</text:p>
            </text:list-item>
            <text:list-item>
              <text:p text:style-name="P33">Interfaces with userspace through system calls</text:p>
            </text:list-item>
            <text:list-item>
              <text:p text:style-name="P33">Written mostly in C++</text:p>
            </text:list-item>
          </text:list>
        </text:list-item>
      </text:list>
      <text:h text:style-name="Heading_20_2" text:outline-level="2"><text:bookmark-start text:name="__RefHeading___Toc2593_4245547002"/>Kernel Base<text:bookmark-end text:name="__RefHeading___Toc2593_4245547002"/></text:h>
      <text:list xml:id="list1112536183" text:style-name="L9">
        <text:list-item>
          <text:p text:style-name="P34">Platform hooks</text:p>
          <text:list>
            <text:list-item>
              <text:p text:style-name="P35">CPU driver</text:p>
            </text:list-item>
            <text:list-item>
              <text:p text:style-name="P35">Firmware/BIOS/UEFI/etc.</text:p>
            </text:list-item>
          </text:list>
        </text:list-item>
      </text:list>
      <text:h text:style-name="Heading_20_2" text:outline-level="2"><text:bookmark-start text:name="__RefHeading___Toc2595_4245547002"/>Kernel Mid<text:bookmark-end text:name="__RefHeading___Toc2595_4245547002"/></text:h>
      <text:list xml:id="list2310668683" text:style-name="L10">
        <text:list-item>
          <text:p text:style-name="P36">Page Allocator</text:p>
        </text:list-item>
        <text:list-item>
          <text:p text:style-name="P36">Exceptions</text:p>
        </text:list-item>
        <text:list-item>
          <text:p text:style-name="P36">Process/Threads</text:p>
        </text:list-item>
        <text:list-item>
          <text:p text:style-name="P37">Atomic primitives/functions</text:p>
        </text:list-item>
        <text:list-item>
          <text:p text:style-name="P38">kernel library -c/c++ support</text:p>
        </text:list-item>
      </text:list>
      <text:h text:style-name="Heading_20_2" text:outline-level="2"><text:bookmark-start text:name="__RefHeading___Toc2597_4245547002"/>Kernel Upper<text:bookmark-end text:name="__RefHeading___Toc2597_4245547002"/></text:h>
      <text:list xml:id="list3945115550" text:style-name="L11">
        <text:list-item>
          <text:p text:style-name="P39">Object Manager</text:p>
        </text:list-item>
        <text:list-item>
          <text:p text:style-name="P39">Module Manager</text:p>
          <text:list>
            <text:list-item>
              <text:p text:style-name="P29"><text:soft-page-break/><text:span text:style-name="T2">M:N virtual memory mapping</text:span></text:p>
            </text:list-item>
          </text:list>
        </text:list-item>
        <text:list-item>
          <text:p text:style-name="P40">Memory Manager</text:p>
        </text:list-item>
        <text:list-item>
          <text:p text:style-name="P40">Process/Thread Manager</text:p>
        </text:list-item>
        <text:list-item>
          <text:p text:style-name="P40">Device Manager</text:p>
        </text:list-item>
        <text:list-item>
          <text:p text:style-name="P40">Service Manager</text:p>
        </text:list-item>
        <text:list-item>
          <text:p text:style-name="P40">Events Manager</text:p>
        </text:list-item>
        <text:list-item>
          <text:p text:style-name="P40">Network Manager</text:p>
          <text:list>
            <text:list-item>
              <text:p text:style-name="P25">Add IPv6 protocol</text:p>
            </text:list-item>
            <text:list-item>
              <text:p text:style-name="P41">Add wireless support</text:p>
            </text:list-item>
          </text:list>
        </text:list-item>
        <text:list-item>
          <text:p text:style-name="P42">Filesystem Manager</text:p>
          <text:list>
            <text:list-item>
              <text:p text:style-name="P26">Full vfs/vnode interface</text:p>
            </text:list-item>
          </text:list>
        </text:list-item>
        <text:list-item>
          <text:p text:style-name="P39">Systemcall Interface</text:p>
        </text:list-item>
      </text:list>
      <text:h text:style-name="Heading_20_2" text:outline-level="2"><text:bookmark-start text:name="__RefHeading___Toc392_93331469"/><text:span text:style-name="T1">B</text:span>usmanagers<text:bookmark-end text:name="__RefHeading___Toc392_93331469"/></text:h>
      <text:list xml:id="list1140946019" text:style-name="L1">
        <text:list-item>
          <text:list>
            <text:list-item>
              <text:p text:style-name="P20">USB</text:p>
              <text:list>
                <text:list-item>
                  <text:p text:style-name="P21">Update usb stack to latest libusb</text:p>
                </text:list-item>
                <text:list-item>
                  <text:p text:style-name="P20">Create framework for userspace USB drivers (i.e. HID devices)</text:p>
                </text:list-item>
              </text:list>
            </text:list-item>
            <text:list-item>
              <text:p text:style-name="P22">Create i2c busmanager with driver plugins</text:p>
            </text:list-item>
            <text:list-item>
              <text:p text:style-name="P22">FireWire busmanager</text:p>
            </text:list-item>
            <text:list-item>
              <text:p text:style-name="P22">Bluetooth busmanager</text:p>
            </text:list-item>
            <text:list-item>
              <text:p text:style-name="P23">PCI busmanager <text:span text:style-name="T19">using</text:span> PCI vendors &amp; IDs from a text file</text:p>
              <text:list>
                <text:list-item>
                  <text:p text:style-name="P19"><text:span text:style-name="T20">Use file of IDs from </text:span><text:a xlink:type="simple" xlink:href="http://pci-ids.ucw.cz/" text:style-name="Internet_20_link" text:visited-style-name="Visited_20_Internet_20_Link">pci-ids.ucw.cz</text:a></text:p>
                </text:list-item>
                <text:list-item>
                  <text:p text:style-name="P23">Parse file into a more usable form</text:p>
                </text:list-item>
              </text:list>
            </text:list-item>
          </text:list>
        </text:list-item>
      </text:list>
      <text:h text:style-name="P14" text:outline-level="2"><text:bookmark-start text:name="__RefHeading___Toc394_93331469"/><text:span text:style-name="T1">S</text:span>ervicemanagers<text:bookmark-end text:name="__RefHeading___Toc394_93331469"/></text:h>
      <text:list xml:id="list151836586324076" text:continue-numbering="true" text:style-name="L1">
        <text:list-item>
          <text:list>
            <text:list-item>
              <text:p text:style-name="P22">DRM servicemanager</text:p>
            </text:list-item>
            <text:list-item>
              <text:p text:style-name="P22">OSS servicemanager</text:p>
            </text:list-item>
          </text:list>
        </text:list-item>
      </text:list>
      <text:h text:style-name="P14" text:outline-level="2"><text:bookmark-start text:name="__RefHeading___Toc396_93331469"/><text:span text:style-name="T1">F</text:span>ilesystems<text:bookmark-end text:name="__RefHeading___Toc396_93331469"/></text:h>
      <text:list xml:id="list151836301928867" text:continue-numbering="true" text:style-name="L1">
        <text:list-item>
          <text:list>
            <text:list-item>
              <text:p text:style-name="P22">Add UDF support (unify with CD-ROM support)</text:p>
            </text:list-item>
            <text:list-item>
              <text:p text:style-name="P22">Fix AFS bugs that cause whole partition to be unusable</text:p>
            </text:list-item>
            <text:list-item>
              <text:p text:style-name="P22">Increase formatable size of AFS drive past 128GB</text:p>
            </text:list-item>
          </text:list>
        </text:list-item>
      </text:list>
      <text:h text:style-name="P14" text:outline-level="2"><text:bookmark-start text:name="__RefHeading___Toc398_93331469"/><text:span text:style-name="T1">D</text:span>evices<text:bookmark-end text:name="__RefHeading___Toc398_93331469"/></text:h>
      <text:list xml:id="list151836679470658" text:continue-numbering="true" text:style-name="L1">
        <text:list-item>
          <text:list>
            <text:list-item>
              <text:p text:style-name="P22">OSS</text:p>
            </text:list-item>
            <text:list-item>
              <text:p text:style-name="P22">DRM (for 3D drivers)</text:p>
            </text:list-item>
            <text:list-item>
              <text:p text:style-name="P20">Factor USB HID driver into a plugin-based system with individual plugin for all types of HID devices</text:p>
            </text:list-item>
          </text:list>
        </text:list-item>
      </text:list>
      <text:h text:style-name="P11" text:outline-level="1"><text:bookmark-start text:name="__RefHeading___Toc414_93331469"/><text:soft-page-break/><text:span text:style-name="T17">Bootloader</text:span><text:bookmark-end text:name="__RefHeading___Toc414_93331469"/></text:h>
      <text:h text:style-name="P15" text:outline-level="2"><text:bookmark-start text:name="__RefHeading___Toc416_93331469"/>Grub<text:bookmark-end text:name="__RefHeading___Toc416_93331469"/></text:h>
      <text:list xml:id="list2410555003" text:style-name="L5">
        <text:list-item>
          <text:list>
            <text:list-item>
              <text:p text:style-name="P24"><text:span text:style-name="T18">G</text:span>rub2</text:p>
            </text:list-item>
          </text:list>
        </text:list-item>
      </text:list>
      <text:h text:style-name="P12" text:outline-level="1"><text:bookmark-start text:name="__RefHeading___Toc1540_2095725399"/>Directory Structure<text:bookmark-end text:name="__RefHeading___Toc1540_2095725399"/></text:h>
      <text:list xml:id="list2921781044" text:style-name="L6">
        <text:list-item>
          <text:list>
            <text:list-item>
              <text:p text:style-name="P27">Define all of the primary directories and their uses</text:p>
              <text:list>
                <text:list-item>
                  <text:p text:style-name="P27">/<text:span text:style-name="T11">boot – bootloader</text:span></text:p>
                </text:list-item>
                <text:list-item>
                  <text:p text:style-name="P27">/<text:span text:style-name="T13">dev – dynamically created directory structure for loaded device drivers</text:span></text:p>
                </text:list-item>
                <text:list-item>
                  <text:p text:style-name="P27">/<text:span text:style-name="T11">system – OS</text:span></text:p>
                  <text:list>
                    <text:list-item>
                      <text:p text:style-name="P27">/<text:span text:style-name="T12">system/config –</text:span></text:p>
                    </text:list-item>
                    <text:list-item>
                      <text:p text:style-name="P28">/<text:span text:style-name="T12">system/devices –</text:span></text:p>
                    </text:list-item>
                    <text:list-item>
                      <text:p text:style-name="P27"><text:span text:style-name="T9">/</text:span><text:span text:style-name="T10">system/extensions –</text:span></text:p>
                    </text:list-item>
                    <text:list-item>
                      <text:p text:style-name="P27">/<text:span text:style-name="T12">system/kernel –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4c4c4c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4T11:10:30.588000000</meta:creation-date>
    <dc:date>2021-11-26T15:18:34.280321879</dc:date>
    <meta:editing-duration>P2DT6H50M5S</meta:editing-duration>
    <meta:editing-cycles>41</meta:editing-cycles>
    <meta:generator>LibreOffice/7.2.2.2$Linux_X86_64 LibreOffice_project/20$Build-2</meta:generator>
    <meta:document-statistic meta:table-count="0" meta:image-count="0" meta:object-count="0" meta:page-count="5" meta:paragraph-count="87" meta:word-count="339" meta:character-count="1984" meta:non-whitespace-character-count="1780"/>
  </office:meta>
</office:document-meta>
</file>